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/>
    </style:style>
    <style:style style:name="P2" style:family="paragraph" style:parent-style-name="Standard">
      <style:paragraph-properties fo:margin-top="0in" fo:margin-bottom="0.1965in" loext:contextual-spacing="false"/>
    </style:style>
    <style:style style:name="P3" style:family="paragraph" style:parent-style-name="Title">
      <style:text-properties officeooo:rsid="001ee194" officeooo:paragraph-rsid="001ee194"/>
    </style:style>
    <style:style style:name="T1" style:family="text">
      <style:text-properties fo:font-style="italic"/>
    </style:style>
    <style:style style:name="T2" style:family="text">
      <style:text-properties officeooo:rsid="0020b0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rtitioned Load Overview</text:p>
      <text:p text:style-name="P1"/>
      <text:p text:style-name="P1">1) Memory conservation dialog</text:p>
      <text:p text:style-name="P2">When you select a file, a dialog appears asking "Conserve memory on load?" <text:span text:style-name="T1">Yes </text:span>performs a partitioned load, <text:span text:style-name="T1">no</text:span> performs a standard load. This is so that the standard load doesn't have to incur the overhead of counting the dataset.</text:p>
      <text:p text:style-name="P1">2) Data Counting</text:p>
      <text:p text:style-name="P2">In order to determine partition size we have to count the number of points in the data set before construction. Clearly, this creates overhead in loading the dataset.</text:p>
      <text:p text:style-name="P1">3) Partitioning</text:p>
      <text:p text:style-name="Standard">After counting the dataset the branching factor is set such that a single partition of the dataset fits in a <text:span text:style-name="T1">fraction of the heap</text:span> (configurable). If this branching factor comes back as 1 the implication is that the entire dataset will fit, and we revert back to a standard load. A minimum branching factor of 4 is enforced for a partitioned load so that we don't construct a freakishly tall tree (like w/ a branching factor of 2). Increasing the branching factor can only decrease the partition size, thus it is safe to enforce this minimum.</text:p>
      <text:p text:style-name="Standard"/>
      <text:p text:style-name="P1">3) Performance</text:p>
      <text:p text:style-name="P2">On my machine I've performed a partitioned load on 18185.mzML that takes 147 seconds. Our current implementation of the standard load takes 107 seconds to load 18185. The effect of counting is clear, but not unacceptable.</text:p>
      <text:p text:style-name="P1">4) Effects of Configuration</text:p>
      <text:p text:style-name="P2">I've performed tests with varying (heap size, heap fraction) pairs. The heap fraction is a float value that determines how much of the heap a partition could consume. Too large and the heap becomes too full and JRE spends all of its time in GC. Too small and we unnecessarily partition datasets. </text:p>
      <text:p text:style-name="P2">I've been unable to find a heap fraction (at or greater than .5) that succeeds with a 512MB heap; <text:span text:style-name="T2">garbage collection becomes incessant and the JVM crashes.</text:span> This suggests to me that there is a constant memory demand in constructing the MzTree that leaves little room in a 512MB heap. I don't want to constrict partitioning to anything below 50% of the heap.</text:p>
      <text:p text:style-name="Standard">Good news, a .7 heap fraction succeeds with any heap size 1GB and above. Every machine out there should be able to support a 1GB heap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09:40:31.108436546</meta:creation-date>
    <dc:date>2016-09-15T09:43:49.325362312</dc:date>
    <meta:editing-duration>PT1M6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3" meta:word-count="359" meta:character-count="2071" meta:non-whitespace-character-count="1723"/>
  </office:meta>
</office:document-meta>
</file>